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d99" officeooo:paragraph-rsid="0003fd99"/>
    </style:style>
    <style:style style:name="T1" style:family="text">
      <style:text-properties officeooo:rsid="0003f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p file_name sender_address:~directory</text:p>
      <text:p text:style-name="Standard"><text:s/><text:span text:style-name="T1">Scp grrovy.odt ttn@10.1.202.59:~/Desktop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11:07.222886910</meta:creation-date>
    <dc:date>2019-02-18T15:13:04.040802110</dc:date>
    <meta:editing-duration>PT1M57S</meta:editing-duration>
    <meta:editing-cycles>1</meta:editing-cycles>
    <meta:document-statistic meta:table-count="0" meta:image-count="0" meta:object-count="0" meta:page-count="1" meta:paragraph-count="2" meta:word-count="6" meta:character-count="81" meta:non-whitespace-character-count="76"/>
    <meta:generator>LibreOffice/6.0.3.2$Linux_X86_64 LibreOffice_project/00m0$Build-2</meta:generator>
  </office:meta>
</office:document-meta>
</file>